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3.95889in" svg:height="9.05335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1" draw:name="Picture 1" text:anchor-type="as-char" svg:x="0in" svg:y="0in" svg:width="3.04209in" svg:height="9.52216in" style:rel-width="scale" style:rel-height="scale"><draw:image xlink:href="media/image2.png" xlink:type="simple" xlink:show="embed" xlink:actuate="onLoad"/><svg:title/><svg:desc>A screenshot of a computer program

AI-generated content may be incorrect.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LLESTEROS ALONSO, ANTONIO</meta:initial-creator>
    <dc:creator>BALLESTEROS ALONSO, ANTONIO</dc:creator>
    <meta:creation-date>2025-06-12T17:38:00Z</meta:creation-date>
    <dc:date>2025-06-12T17:45:00Z</dc:date>
    <meta:template xlink:href="Normal.dotm" xlink:type="simple"/>
    <meta:editing-cycles>1</meta:editing-cycles>
    <meta:editing-duration>PT300S</meta:editing-duration>
    <meta:document-statistic meta:page-count="3" meta:paragraph-count="1" meta:word-count="0" meta:character-count="5" meta:row-count="1" meta:non-whitespace-character-count="5"/>
  </office:meta>
</office:document-meta>
</file>